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12.684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762cm" svg:height="0.762cm" svg:x="12.685cm" svg:y="4.30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762cm" svg:height="0.762cm" svg:x="11.414cm" svg:y="5.95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762cm" svg:height="0.762cm" svg:x="13.827cm" svg:y="5.953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762cm" svg:height="0.762cm" svg:x="12.684cm" svg:y="7.73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0.762cm" svg:height="0.762cm" svg:x="10.906cm" svg:y="7.73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2.796cm" svg:y1="4.954cm" svg:x2="12.065cm" svg:y2="6.064cm" draw:start-shape="id1" draw:start-glue-point="7" draw:end-shape="id2" draw:end-glue-point="11" svg:d="M12796 4954l-731 1110" svg:viewBox="0 0 732 1111">
          <text:p/>
        </draw:connector>
        <draw:connector draw:style-name="gr3" draw:text-style-name="P2" draw:layer="layout" draw:type="line" svg:x1="13.336cm" svg:y1="4.954cm" svg:x2="13.938cm" svg:y2="6.064cm" draw:start-shape="id1" draw:start-glue-point="9" draw:end-shape="id3" draw:end-glue-point="5" svg:d="M13336 4954l602 1110" svg:viewBox="0 0 603 1111">
          <text:p/>
        </draw:connector>
        <draw:connector draw:style-name="gr3" draw:text-style-name="P2" draw:layer="layout" draw:type="line" svg:x1="12.065cm" svg:y1="6.604cm" svg:x2="12.795cm" svg:y2="7.842cm" draw:start-shape="id2" draw:start-glue-point="9" draw:end-shape="id4" draw:end-glue-point="5" svg:d="M12065 6604l730 1238" svg:viewBox="0 0 731 1239">
          <text:p/>
        </draw:connector>
        <draw:connector draw:style-name="gr3" draw:text-style-name="P2" draw:layer="layout" draw:type="line" svg:x1="12.176cm" svg:y1="6.334cm" svg:x2="13.827cm" svg:y2="6.334cm" draw:start-shape="id2" draw:start-glue-point="10" draw:end-shape="id3" draw:end-glue-point="6" svg:d="M12176 6334h1651" svg:viewBox="0 0 1652 1">
          <text:p/>
        </draw:connector>
        <draw:connector draw:style-name="gr3" draw:text-style-name="P2" draw:layer="layout" draw:type="line" svg:x1="13.938cm" svg:y1="6.604cm" svg:x2="13.335cm" svg:y2="7.842cm" draw:start-shape="id3" draw:start-glue-point="7" draw:end-shape="id4" draw:end-glue-point="11" svg:d="M13938 6604l-603 1238" svg:viewBox="0 0 604 1239">
          <text:p/>
        </draw:connector>
        <draw:connector draw:style-name="gr3" draw:text-style-name="P2" draw:layer="layout" draw:type="line" svg:x1="11.795cm" svg:y1="6.715cm" svg:x2="11.557cm" svg:y2="7.842cm" draw:start-shape="id2" draw:start-glue-point="8" draw:end-shape="id5" draw:end-glue-point="11" svg:d="M11795 6715l-238 1127" svg:viewBox="0 0 239 11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5:37:11.197707822</meta:creation-date>
    <dc:date>2019-03-06T18:32:31.654374223</dc:date>
    <meta:editing-duration>PT21M14S</meta:editing-duration>
    <meta:editing-cycles>7</meta:editing-cycles>
    <meta:generator>LibreOffice/6.0.7.3$Linux_X86_64 LibreOffice_project/00m0$Build-3</meta:generator>
    <meta:document-statistic meta:object-count="12"/>
  </office:meta>
</office:document-meta>
</file>